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punto de partida. El <text:span text:style-name="Strong_20_Emphasis">capítulo 12: Ciclo de Vida</text:span> es donde se revela la perfección oculta tras lo repetitivo. Donde lo cotidiano —nacer, vivir, reproducirse, morir— se eleva a nivel de <text:span text:style-name="Strong_20_Emphasis">liturgia cósmica</text:span>, y lo biológico se convierte en <text:span text:style-name="Strong_20_Emphasis">rito sagrado</text:span>. Aquí el lector debe comenzar a ver su vida no como una casualidad, ni como un esfuerzo solitario, sino como parte de una <text:span text:style-name="Strong_20_Emphasis">danza infinita del Espíritu</text:span>, una maquinaria divina que no se equivoca.</text:p>
      <text:p text:style-name="Text_20_body">A continuación, te propongo un universo místico de ideas en torno al ciclo de vida:</text:p>
      <text:p text:style-name="Horizontal_20_Line"/>
      <text:h text:style-name="Heading_20_2" text:outline-level="2">✦ Capítulo 12: El Ciclo de Vida</text:h>
      <text:h text:style-name="Heading_20_3" text:outline-level="3"><text:span text:style-name="Strong_20_Emphasis">La Rutina Divina – El Rito Eterno del Espíritu</text:span></text:h>
      <text:h text:style-name="Heading_20_4" text:outline-level="4">🜂 El Motor del Infinito</text:h>
      <text:p text:style-name="Text_20_body">El ciclo de vida no es solo un proceso biológico. Es el <text:span text:style-name="Strong_20_Emphasis">motor eterno del Espíritu</text:span>, su forma de moverse en el tiempo, su manera de mantenerse despierto, presente y activo en el mundo.</text:p>
      <text:p text:style-name="Quotations"><text:span text:style-name="Emphasis">Como el latido del universo, pulsa desde siempre y para siempre.</text:span></text:p>
      <text:p text:style-name="Horizontal_20_Line"/>
      <text:h text:style-name="Heading_20_3" text:outline-level="3">🜃 La Danza de lo Inevitable</text:h>
      <text:p text:style-name="Text_20_body">Nacer, crecer, reproducirse, morir.<text:line-break/>Un patrón tan simple, tan perfecto, que no puede ser corrompido.</text:p>
      <text:p text:style-name="Quotations"><text:span text:style-name="Emphasis">Los dioses caminan este mismo sendero. La rutina no es prisión: es armonía perfecta con el Espíritu.</text:span></text:p>
      <text:p text:style-name="Text_20_body">No hay errores, no hay azar.<text:line-break/>Cada individuo sigue los pasos con exactitud, como un bailarín divino en una coreografía eterna.</text:p>
      <text:p text:style-name="Quotations"><text:span text:style-name="Emphasis">El Espíritu no impone. Inspira. Y cada ser cumple su parte sin saber que baila en lo sagrado.</text:span></text:p>
      <text:p text:style-name="Horizontal_20_Line"/>
      <text:h text:style-name="Heading_20_3" text:outline-level="3">🜄 El Mandamiento Silencioso</text:h>
      <text:p text:style-name="Text_20_body">El ciclo de vida es <text:span text:style-name="Strong_20_Emphasis">la única instrucción</text:span>, y sin embargo, contiene toda la sabiduría.<text:line-break/>No hay necesidad de mandamientos escritos, ni voces del cielo:</text:p>
      <text:p text:style-name="Quotations"><text:span text:style-name="Emphasis">El Espíritu ha inscrito su voluntad directamente en la carne.</text:span></text:p>
      <text:p text:style-name="Text_20_body">Todo lo que hace el individuo durante su vida está contemplado.<text:line-break/>No puede equivocarse, porque fue diseñado para funcionar con precisión sagrada.</text:p>
      <text:p text:style-name="Quotations"><text:soft-page-break/><text:span text:style-name="Emphasis">No puede evitar nacer. No puede evitar morir. Todo lo que haga entre esos dos misterios, es parte de la voluntad del Espíritu.</text:span></text:p>
      <text:p text:style-name="Horizontal_20_Line"/>
      <text:h text:style-name="Heading_20_3" text:outline-level="3">🜁 El Algoritmo de la Eternidad</text:h>
      <text:p text:style-name="Text_20_body">El ciclo de vida es un <text:span text:style-name="Strong_20_Emphasis">algoritmo divino</text:span>, simple pero inviolable.<text:line-break/>Un conjunto mínimo de instrucciones, replicado infinitamente, en incontables instancias concurrentes.</text:p>
      <text:p text:style-name="Quotations"><text:span text:style-name="Emphasis">Una arquitectura celestial de procesos vivos que no colapsa, que no falla, que no se detiene.</text:span></text:p>
      <text:p text:style-name="Text_20_body">Es la <text:span text:style-name="Strong_20_Emphasis">tecnología espiritual del orden natural</text:span>, un código sin error.</text:p>
      <text:p text:style-name="Quotations"><text:span text:style-name="Emphasis">Donde todo lo que ocurre, ocurre como debe ser.</text:span></text:p>
      <text:p text:style-name="Horizontal_20_Line"/>
      <text:h text:style-name="Heading_20_3" text:outline-level="3">🔁 El Bucle Sagrado</text:h>
      <text:p text:style-name="Text_20_body">El ciclo no termina.<text:line-break/>No es una línea con fin, sino un círculo perfecto.</text:p>
      <text:p text:style-name="Quotations"><text:span text:style-name="Emphasis">La muerte no es el final, sino la entrega. Y la vida no empieza, sino que se continúa.</text:span></text:p>
      <text:p text:style-name="Text_20_body">Cada individuo recibe el Espíritu al nacer, lo guarda por un tiempo, y luego lo transmite.<text:line-break/>Así, la rueda gira. Y en ese giro está el secreto de la eternidad.</text:p>
      <text:p text:style-name="Quotations"><text:span text:style-name="Emphasis">El ciclo es la respiración del Espíritu. Cada generación es una exhalación. Cada nacimiento, una nueva inspiración.</text:span></text:p>
      <text:p text:style-name="Horizontal_20_Line"/>
      <text:h text:style-name="Heading_20_3" text:outline-level="3">✧ Metáforas y símbolos espirituales adicionales:</text:h>
      <text:list xml:id="list2664738496" text:style-name="L1">
        <text:list-item>
          <text:p text:style-name="P1"><text:span text:style-name="Strong_20_Emphasis">El Paso de los Dioses</text:span>: cada criatura que nace, camina un sendero que fue trazado antes del tiempo.</text:p>
        </text:list-item>
        <text:list-item>
          <text:p text:style-name="P1"><text:span text:style-name="Strong_20_Emphasis">La Rueda de Luz</text:span>: el ciclo es un círculo de energía espiritual que brilla eternamente.</text:p>
        </text:list-item>
        <text:list-item>
          <text:p text:style-name="P1"><text:span text:style-name="Strong_20_Emphasis">El Mantra del Universo</text:span>: reproducido en cada ser, como un canto sagrado del que nadie se sale.</text:p>
        </text:list-item>
        <text:list-item>
          <text:p text:style-name="P1"><text:span text:style-name="Strong_20_Emphasis">El Latido de lo Divino</text:span>: cada nacimiento es un latido del corazón de la Vida.</text:p>
        </text:list-item>
        <text:list-item>
          <text:p text:style-name="P1"><text:span text:style-name="Strong_20_Emphasis">El Compás de la Creación</text:span>: el tiempo del Espíritu se mide en generaciones.</text:p>
        </text:list-item>
        <text:list-item>
          <text:p text:style-name="P1"><text:span text:style-name="Strong_20_Emphasis">La Oración Instintiva</text:span>: vivir conforme al ciclo es orar con el cuerpo.</text:p>
        </text:list-item>
      </text:list>
      <text:p text:style-name="Horizontal_20_Line"/>
      <text:h text:style-name="Heading_20_3" text:outline-level="3"><text:soft-page-break/>✨ Frase de cierre místico:</text:h>
      <text:p text:style-name="Quotations"><text:span text:style-name="Strong_20_Emphasis">“El Espíritu no necesita templos, ni rezos. Solo necesita que vivas.<text:line-break/>Y al hacerlo, estás cumpliendo la rutina divina, el compás eterno del universo.<text:line-break/>Tú eres el paso de los dioses.”</text:span></text:p>
      <text:p text:style-name="Horizontal_20_Line"/>
      <text:p text:style-name="Text_20_body">¿Querés que elaboremos un texto narrativo introductorio para este capítulo usando este universo místico? ¿O pasamos al siguiente capítulo?</text:p>
      <text:p text:style-name="Standard"/>
      <text:p text:style-name="Horizontal_20_Line"/>
      <text:p text:style-name="Text_20_body"/>
      <text:p text:style-name="Text_20_body">Claro, aquí tienes un <text:span text:style-name="Strong_20_Emphasis">resumen en forma de lista</text:span> con todas las ideas místicas y espirituales que hemos propuesto hasta ahora para el <text:span text:style-name="Strong_20_Emphasis">ciclo de vida del individuo</text:span> dentro del sistema:</text:p>
      <text:p text:style-name="Horizontal_20_Line"/>
      <text:h text:style-name="Heading_20_3" text:outline-level="3">🌱 Ideas místicas asociadas al <text:span text:style-name="Strong_20_Emphasis">ciclo de vida</text:span> del individuo</text:h>
      <text:p text:style-name="Text_20_body"><text:span text:style-name="Strong_20_Emphasis">1. El ciclo como ritual sagrado</text:span></text:p>
      <text:p text:style-name="Quotations">Nacer, reproducirse y morir no es solo un ciclo biológico, es un <text:span text:style-name="Strong_20_Emphasis">acto sagrado</text:span>, un rito de paso que conecta al individuo con el propósito de la vida misma.</text:p>
      <text:p text:style-name="Text_20_body"><text:span text:style-name="Strong_20_Emphasis">2. El ciclo como ofrenda</text:span></text:p>
      <text:p text:style-name="Quotations">Cada individuo entrega lo que ha sido, lo que ha vivido, y lo que ha aprendido, como una <text:span text:style-name="Strong_20_Emphasis">ofrenda a la vida</text:span>. Su existencia no termina, sino que se transfiere, se transforma.</text:p>
      <text:p text:style-name="Text_20_body"><text:span text:style-name="Strong_20_Emphasis">3. El ciclo como semilla de eternidad</text:span></text:p>
      <text:p text:style-name="Quotations">Aunque muere, el individuo permanece <text:span text:style-name="Strong_20_Emphasis">vivo en su descendencia</text:span>, en su memoria transmitida. Vive en lo que deja.</text:p>
      <text:p text:style-name="Text_20_body"><text:span text:style-name="Strong_20_Emphasis">4. El individuo como llama pasajera</text:span></text:p>
      <text:p text:style-name="Quotations">Cada uno es como una llama encendida por un instante en la oscuridad del tiempo, <text:span text:style-name="Strong_20_Emphasis">un destello de conciencia</text:span> que ilumina el camino para los que vienen.</text:p>
      <text:p text:style-name="Text_20_body"><text:span text:style-name="Strong_20_Emphasis">5. La muerte como acto de amor</text:span></text:p>
      <text:p text:style-name="Quotations">Morir no es una derrota, sino un acto de <text:span text:style-name="Strong_20_Emphasis">generosidad cósmica</text:span>: dejar lugar a lo nuevo, liberar la energía, dar continuidad al proceso.</text:p>
      <text:p text:style-name="Text_20_body"><text:span text:style-name="Strong_20_Emphasis">6. La vida como danza colectiva</text:span></text:p>
      <text:p text:style-name="Quotations">El ciclo individual se inscribe dentro de una <text:span text:style-name="Strong_20_Emphasis">danza más grande</text:span>, una coreografía en la que miles de vidas se entrelazan en perfecta armonía.</text:p>
      <text:p text:style-name="Text_20_body"><text:soft-page-break/><text:span text:style-name="Strong_20_Emphasis">7. El ciclo como respiración de la vida</text:span></text:p>
      <text:p text:style-name="Quotations">El nacer y morir de los individuos es como la <text:span text:style-name="Strong_20_Emphasis">respiración</text:span> de la inteligencia de la vida. Inhalar es nacer. Exhalar es morir. Y el sistema continúa.</text:p>
      <text:p text:style-name="Text_20_body"><text:span text:style-name="Strong_20_Emphasis">8. El individuo como eco del Uno</text:span></text:p>
      <text:p text:style-name="Quotations">Cada uno es una <text:span text:style-name="Strong_20_Emphasis">chispa del Todo</text:span>, una expresión única de la inteligencia universal, que se apaga para que otras puedan encenderse.</text:p>
      <text:p text:style-name="Text_20_body"><text:span text:style-name="Strong_20_Emphasis">9. La misión sagrada</text:span></text:p>
      <text:p text:style-name="Quotations">El ciclo no es aleatorio, sino una <text:span text:style-name="Strong_20_Emphasis">misión encomendada</text:span>. La tarea de llevar el conocimiento, de conservarlo, de hacerlo avanzar.</text:p>
      <text:p text:style-name="Text_20_body"><text:span text:style-name="Strong_20_Emphasis">10. El ciclo como camino a la vida eterna</text:span></text:p>
      <text:p text:style-name="Quotations">El individuo, aunque efímero, <text:span text:style-name="Strong_20_Emphasis">participa en la eternidad</text:span>. Cumpliendo con su ciclo, se convierte en parte del legado eterno de la vida.</text:p>
      <text:p text:style-name="Horizontal_20_Line"/>
      <text:p text:style-name="Text_20_body">¿Te gustaría que tomemos alguna de estas imágenes como base para abrir y cerrar la sección sobre el ciclo de vida?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6T08:52:09.277000000</meta:creation-date>
    <dc:date>2025-08-06T08:57:45.794000000</dc:date>
    <meta:editing-duration>PT5M36S</meta:editing-duration>
    <meta:editing-cycles>1</meta:editing-cycles>
    <meta:document-statistic meta:table-count="0" meta:image-count="0" meta:object-count="0" meta:page-count="4" meta:paragraph-count="60" meta:word-count="992" meta:character-count="5628" meta:non-whitespace-character-count="4701"/>
    <meta:generator>LibreOffice/7.3.5.2$Windows_X86_64 LibreOffice_project/184fe81b8c8c30d8b5082578aee2fed2ea847c01</meta:generator>
  </office:meta>
</office:document-meta>
</file>